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7d97" officeooo:paragraph-rsid="00137d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 the BlockChain watcher part,</text:p>
      <text:p text:style-name="P1">first, i have to create an account in infura and then in the metamask.</text:p>
      <text:p text:style-name="P1">select the network type and accordingly select the network similar to metamask in infura.io.</text:p>
      <text:p text:style-name="P1">install the web3 module in the file and give the infura url to the http provider.</text:p>
      <text:p text:style-name="P1">go to the BIP39 mnemonic code generator and generate the mnemonic code and you will get the list and path.</text:p>
      <text:p text:style-name="P1">create a table blocks and enter a single value inside the blocks run the loop and store the value of 100 different address..</text:p>
      <text:p text:style-name="P1">Now,</text:p>
      <text:p text:style-name="P1">create a file blocknumber, inside the blocknumber write the mnemonic path and list in your file and write the code ethers.wallet.fromMnemonic and get the value of privatekey,publickey and address.</text:p>
      <text:p text:style-name="P1">Now,</text:p>
      <text:p text:style-name="P1">get the block using web3.ethers.block and map the asked values and also you will get a parameter named as transactions.</text:p>
      <text:p text:style-name="P1">Make a array and store the transaction value inside our array.</text:p>
      <text:p text:style-name="P1">now,</text:p>
      <text:p text:style-name="P1">make a transaction inside the metamask copy the transaction address and get the value of blocknumber from the Etherscan.</text:p>
      <text:p text:style-name="P1">now, </text:p>
      <text:p text:style-name="P1">write the sql condition if address matches the blocknumber address then store the value of transactions in the transaction table and match the required field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1T17:31:30.118788824</meta:creation-date>
    <meta:generator>LibreOffice/6.4.7.2$Linux_X86_64 LibreOffice_project/40$Build-2</meta:generator>
    <dc:date>2022-07-11T17:39:39.003594202</dc:date>
    <meta:editing-duration>PT8M9S</meta:editing-duration>
    <meta:editing-cycles>1</meta:editing-cycles>
    <meta:document-statistic meta:table-count="0" meta:image-count="0" meta:object-count="0" meta:page-count="1" meta:paragraph-count="15" meta:word-count="200" meta:character-count="1177" meta:non-whitespace-character-count="991"/>
  </office:meta>
</office:document-meta>
</file>